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4">~The un~</text:span>godly are not so, for they are like the chaff@f</text:p>
      <text:p text:style-name="IndentedLine"><text:s text:c="3"/>which the wind blows clean away, <text:span text:style-name="T4">~the un~</text:span>godly are not so.@i</text:p>
      <text:p text:style-name="IndentedLine"><text:s text:c="3"/><text:span text:style-name="T4">~The un~</text:span>godly will not stand upon the judgment day@i</text:p>
      <text:p text:style-name="IndentedLine"><text:s text:c="3"/>nor belong to <text:span text:style-name="T1">#God’s#</text:span> own people, <text:span text:style-name="T4">~the un~</text:span>godly will not stand.@i</text:p>
      <text:p text:style-name="NonIndentedLine">But G<text:span text:style-name="T1">#od#</text:span> <text:span text:style-name="T4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4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4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4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4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4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4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4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4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4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4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4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4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4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4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4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4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4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4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4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4">~fer~</text:span>ings are before my eyes.@l</text:p>
      <text:p text:style-name="Firstline">4.<text:tab/>“I do not need a goat or bull@f</text:p>
      <text:p text:style-name="IndentedLine"><text:s text:c="3"/>as of<text:span text:style-name="T4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4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4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4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4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4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4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4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4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4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4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4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4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4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4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6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4">~ven~</text:span>ant with your people,@f</text:p>
      <text:p text:style-name="IndentedLine"><text:s text:c="3"/>for haunts of v<text:span text:style-name="T4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4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4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4">~aim~</text:span>’s army@f</text:p>
      <text:p text:style-name="IndentedLine"><text:s text:c="3"/>who, though strong and armed with bows,@i</text:p>
      <text:p text:style-name="NonIndentedLine">to the co<text:span text:style-name="T4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4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4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4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 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4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4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4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4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4">~ael~</text:span> follow my command,@i</text:p>
      <text:p text:style-name="IndentedLine"><text:s text:c="3"/>I would soon subdue their e<text:span text:style-name="T4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4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4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Lord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4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4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,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.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,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4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4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4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,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record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,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4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2.<text:tab/>Good is the <text:span text:style-name="T1">#Lord#</text:span>,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4">~ber~</text:span>ing his co<text:span text:style-name="T4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4">~aha~</text:span>m, to Isaac renewed.@i</text:p>
      <text:p text:style-name="NonIndentedLine">To Jacob his so<text:span text:style-name="T4">~ver~</text:span>eign decree was made sure;@n</text:p>
      <text:p text:style-name="IndentedLine"><text:s text:c="3"/>with Isr<text:span text:style-name="T4">~ael~</text:span> his co<text:span text:style-name="T4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;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4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4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4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 fruits of manhood of Egypt were gone.@l</text:p>
      <text:p text:style-name="Firstline">8.<text:tab/>He brought Isr<text:span text:style-name="T4">~ael~</text:span> out bearing silver and gold;@f</text:p>
      <text:p text:style-name="IndentedLine"><text:s text:c="3"/>the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4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ho<text:span text:style-name="T3">*vah*</text:span> <text:span text:style-name="T3">*and*</text:span> 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4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4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4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4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4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4">~ead~</text:span>, mine Manasseh,@f</text:p>
      <text:p text:style-name="IndentedLine"><text:s text:c="3"/>Ephr<text:span text:style-name="T4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4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4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4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,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4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4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4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4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4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4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4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4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4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4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4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4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4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4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06T12:02:07</dc:date>
    <meta:editing-cycles>9</meta:editing-cycles>
    <meta:editing-duration>PT49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42" meta:word-count="54526" meta:character-count="270153"/>
  </office:meta>
</office:document-meta>
</file>